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fff00"/>
    </style:style>
    <style:style style:name="ce3" style:family="table-cell" style:parent-style-name="Default">
      <style:table-cell-properties fo:background-color="#ff00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2"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ipt</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office:value-type="string" calcext:value-type="string">
            <text:p>injury.</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2" office:value-type="string" calcext:value-type="string">
            <text:p>none.</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office:value-type="string" calcext:value-type="string">
            <text:p>gai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office:value-type="string" calcext:value-type="string">
            <text:p>gai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office:value-type="string" calcext:value-type="string">
            <text:p>gain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office:value-type="string" calcext:value-type="string">
            <text:p>choose: gain rival, gain enemy; choose: lose ally, lose rival.</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office:value-type="string" calcext:value-type="string">
            <text:p>+2 qua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office:value-type="string" calcext:value-type="string">
            <text:p>+2 benefit.</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office:value-type="string" calcext:value-type="string">
            <text:p>choose: -1 benefit, prison.</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row>
        <table:table-row table:style-name="ro1">
          <table:table-cell office:value-type="string" calcext:value-type="string">
            <text:p>edu</text:p>
          </table:table-cell>
          <table:table-cell office:value-type="float" office:value="2" calcext:value-type="float">
            <text:p>2</text:p>
          </table:table-cell>
          <table:table-cell table:style-name="ce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2" office:value-type="string" calcext:value-type="string">
            <text:p>choose: test psi, none</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2" office:value-type="string" calcext:value-type="string">
            <text:p>choose roll soc 8+: gain rival, gain enemy, prison.</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office:value-type="string" calcext:value-type="string">
            <text:p>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2" office:value-type="string" calcext:value-type="string">
            <text:p>choose roll d3: gain 1 ally, gain 2 ally, gain 3 ally.</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2" office:value-type="string" calcext:value-type="string">
            <text:p>choose roll soc 8+: gain rival AND gain enemy, none.</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0 skill not joat.</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2"/>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choose roll soc 9+: none, drifter OR war draft.</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office:value-type="string" calcext:value-type="string">
            <text:p>gain soc.</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2" office:value-type="string" calcext:value-type="string">
            <text:p>choose: choose roll investigate 8+ OR roll streetwise 8+: gain deception OR gain joat OR gain persaude OR gain tactics, mishap.</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2"/>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 office:value-type="string" calcext:value-type="string">
            <text:p>choose roll d3: gain 1 contact, gain 2 contact, gain 3 contac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3" office:value-type="string" calcext:value-type="string">
            <text:p>pg 22</text:p>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You are called upon to perform research that goes against your conscience. Accept, and you gain an extra Benefit roll, a level in each of any two Science skill specialties and D3 Enemies.</text:p>
          </table:table-cell>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8T14:59:56.489000000</dc:date>
    <meta:editing-duration>PT14H31M48S</meta:editing-duration>
    <meta:editing-cycles>131</meta:editing-cycles>
    <meta:generator>LibreOffice/7.3.6.2$Windows_X86_64 LibreOffice_project/c28ca90fd6e1a19e189fc16c05f8f8924961e12e</meta:generator>
    <meta:document-statistic meta:table-count="6" meta:cell-count="1241" meta:object-count="0"/>
  </office:meta>
</office:document-meta>
</file>